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gradient" draw:fill-gradient-name="gradient1" draw:stroke="solid" draw:stroke-linejoin="miter" fo:margin="1.000000000000000pt" style:wrap="biggest" style:wrap-dynamic-threshold="0.000000000000000pt" svg:fill-rule="evenodd" svg:stroke-color="#cbaa19" svg:stroke-opacity="1" svg:stroke-width="0.533360008000000pt"/>
    </style:style>
    <style:style style:name="gr4" style:family="graphic">
      <style:graphic-properties draw:fill="gradient" draw:fill-gradient-name="gradient2" draw:stroke="solid" draw:stroke-linejoin="miter" fo:margin="1.000000000000000pt" style:wrap="biggest" style:wrap-dynamic-threshold="0.000000000000000pt" svg:fill-rule="evenodd" svg:stroke-color="#cbaa19" svg:stroke-opacity="1" svg:stroke-width="0.533360008000000pt"/>
    </style:style>
    <style:style style:name="gr5" style:family="graphic">
      <style:graphic-properties draw:fill="gradient" draw:fill-gradient-name="gradient3" draw:stroke="solid" draw:stroke-linejoin="miter" fo:margin="1.000000000000000pt" style:wrap="biggest" style:wrap-dynamic-threshold="0.000000000000000pt" svg:fill-rule="evenodd" svg:stroke-color="#cbaa19" svg:stroke-opacity="1" svg:stroke-width="0.533360008000000pt"/>
    </style:style>
    <style:style style:name="gr6" style:family="graphic">
      <style:graphic-properties draw:fill="gradient" draw:fill-gradient-name="gradient4" draw:stroke="solid" draw:stroke-linejoin="miter" fo:margin="1.000000000000000pt" style:wrap="biggest" style:wrap-dynamic-threshold="0.000000000000000pt" svg:fill-rule="evenodd" svg:stroke-color="#cbaa19" svg:stroke-opacity="1" svg:stroke-width="0.533360008000000pt"/>
    </style:style>
    <style:style style:name="gr7" style:family="graphic">
      <style:graphic-properties draw:fill="gradient" draw:fill-gradient-name="gradient5" draw:stroke="solid" draw:stroke-linejoin="miter" fo:margin="1.000000000000000pt" style:wrap="biggest" style:wrap-dynamic-threshold="0.000000000000000pt" svg:fill-rule="evenodd" svg:stroke-color="#cbaa19" svg:stroke-opacity="1" svg:stroke-width="0.533360008000000pt"/>
    </style:style>
    <style:style style:name="gr8" style:family="graphic">
      <style:graphic-properties draw:fill="gradient" draw:fill-gradient-name="gradient6" draw:stroke="solid" draw:stroke-linejoin="miter" fo:margin="1.000000000000000pt" style:wrap="biggest" style:wrap-dynamic-threshold="0.000000000000000pt" svg:fill-rule="evenodd" svg:stroke-color="#cbaa19" svg:stroke-opacity="1" svg:stroke-width="0.533360008000000pt"/>
    </style:style>
    <style:style style:name="gr9" style:family="graphic">
      <style:graphic-properties draw:fill="gradient" draw:fill-gradient-name="gradient7" draw:stroke="solid" draw:stroke-linejoin="miter" fo:margin="1.000000000000000pt" style:wrap="biggest" style:wrap-dynamic-threshold="0.000000000000000pt" svg:fill-rule="evenodd" svg:stroke-color="#cbaa19" svg:stroke-opacity="1" svg:stroke-width="0.533360008000000pt"/>
    </style:style>
    <style:style style:name="gr10" style:family="graphic">
      <style:graphic-properties draw:fill="gradient" draw:fill-gradient-name="gradient8" draw:stroke="solid" draw:stroke-linejoin="miter" fo:margin="1.000000000000000pt" style:wrap="biggest" style:wrap-dynamic-threshold="0.000000000000000pt" svg:fill-rule="evenodd" svg:stroke-color="#cbaa19" svg:stroke-opacity="1" svg:stroke-width="0.533360008000000pt"/>
    </style:style>
    <style:style style:name="gr11" style:family="graphic">
      <style:graphic-properties draw:fill="solid" draw:fill-color="#0064bc" draw:stroke="none" fo:margin="1.000000000000000pt" style:wrap="biggest" style:wrap-dynamic-threshold="0.000000000000000pt" svg:fill-rule="evenodd"/>
    </style:style>
    <style:style style:name="gr12" style:family="graphic">
      <style:graphic-properties draw:fill="solid" draw:fill-color="#faff00" draw:stroke="solid" draw:stroke-linejoin="miter" fo:margin="1.000000000000000pt" style:wrap="biggest" style:wrap-dynamic-threshold="0.000000000000000pt" svg:fill-rule="evenodd" svg:stroke-color="#cbaa19" svg:stroke-opacity="1" svg:stroke-width="0.533360008000000pt"/>
    </style:style>
    <style:style style:name="gr13" style:family="graphic">
      <style:graphic-properties draw:fill="solid" draw:fill-color="#f5c402" draw:stroke="solid" draw:stroke-linejoin="miter" fo:margin="1.000000000000000pt" style:wrap="biggest" style:wrap-dynamic-threshold="0.000000000000000pt" svg:fill-rule="evenodd" svg:stroke-color="#cbaa19" svg:stroke-opacity="1" svg:stroke-width="0.533360008000000pt"/>
    </style:style>
    <style:style style:name="gr14" style:family="graphic">
      <style:graphic-properties draw:fill="solid" draw:fill-color="#faff00" draw:stroke="solid" draw:stroke-linejoin="miter" fo:margin="1.000000000000000pt" style:wrap="biggest" style:wrap-dynamic-threshold="0.000000000000000pt" svg:fill-rule="evenodd" svg:stroke-color="#cbaa19" svg:stroke-opacity="1" svg:stroke-width="1.137625888000000pt"/>
    </style:style>
    <style:style style:name="gr15" style:family="graphic">
      <style:graphic-properties draw:fill="none" draw:stroke="solid" draw:stroke-linejoin="miter" fo:margin="1.000000000000000pt" style:wrap="biggest" style:wrap-dynamic-threshold="0.000000000000000pt" svg:fill-rule="nonzero" svg:stroke-color="#cbaa19" svg:stroke-opacity="1" svg:stroke-width="0.533360008000000pt"/>
    </style:style>
    <style:style style:name="gr16" style:family="graphic">
      <style:graphic-properties draw:fill="solid" draw:fill-color="#000000" draw:stroke="none" fo:margin="1.000000000000000pt" style:wrap="biggest" style:wrap-dynamic-threshold="0.000000000000000pt" svg:fill-rule="nonzero"/>
    </style:style>
    <style:style style:name="gr17" style:family="graphic">
      <style:graphic-properties draw:fill="none" draw:stroke="solid" draw:stroke-linejoin="bevel" fo:margin="1.000000000000000pt" style:wrap="biggest" style:wrap-dynamic-threshold="0.000000000000000pt" svg:fill-rule="nonzero" svg:stroke-color="#cbaa19" svg:stroke-opacity="1" svg:stroke-width="0.533600000000000pt"/>
    </style:style>
    <style:style style:name="dp2" style:family="drawing-page"/>
  </office:automatic-styles>
  <office:body>
    <office:drawing>
      <draw:page draw:name="page1" draw:id="page1" draw:master-page-name="Default1" draw:style-name="dp2">
        <draw:layer-set>
          <draw:layer draw:name="g2307"/>
        </draw:layer-set>
        <draw:g draw:style-name="gr1" draw:id="shape1" svg:y="-0.04160931514pt">
          <draw:rect draw:style-name="gr2" draw:id="shape2" draw:name="rect741" draw:layer="g2307" svg:width="595.50434400000pt" svg:height="397.39311200000pt" draw:transform="matrix(0.25113443000 0.00000000000 0.00000000000 0.25113443000 0.10045377063pt 0.10045377161pt)"/>
          <draw:path draw:style-name="gr3" draw:id="shape3" draw:name="path593" draw:layer="g2307" svg:width="58.79790006909pt" svg:height="35.41007594525pt" draw:transform="matrix(0.25113443000 0.00000000000 0.00000000000 0.25113443000 7.56307040222pt 17.97530239102pt)" svg:viewBox="0 0 59 35" svg:d="M51.1097 35.4101C43.7035 33.1538 36.4589 32.4169 27.3334 27.8848C17.7055 19.3061 17.0159 16.5531 10.9035 14.0296C8.60259 13.1705 6.91896 13.5324 3.06186 10.0965C-1.86762 4.59938 0.0854922 2.04786 2.4695 0C4.48013 1.20281 5.1173 2.62641 10.7429 2.58505C13.9285 2.70084 18.4762 3.59605 22.9458 6.11857C26.4616 9.01222 30.8076 12.9915 35.9175 14.8776C42.0149 16.346 44.1986 17.8285 48.3839 17.6281C53.2871 18.0109 54.079 19.0526 58.1889 20.6752C60.0451 28.5343 57.6507 31.8617 51.1097 35.4101Z" koffice:nodeTypes="ccccccccccc"/>
          <draw:path draw:style-name="gr4" draw:id="shape4" draw:name="path591" draw:layer="g2307" svg:width="30.49008629574pt" svg:height="60.22476603397pt" draw:transform="matrix(0.25113443000 0.00000000000 0.00000000000 0.25113443000 19.48774776372pt 6.99214639719pt)" svg:viewBox="0 0 30 60" svg:d="M15.0905 59.1545C11.5903 52.3552 7.11713 46.7362 4.05432 37.1288C3.53259 24.3275 5.02123 21.9097 2.60429 15.834C1.62964 13.6106 0.209558 12.6791 0 7.55112C0.521158 0.22152 3.68959 -0.19381 6.79596 0.047811C7.32502 2.30796 6.74883 3.75583 10.6601 7.68855C12.7757 10.0133 15.2748 13.8442 16.559 18.7623C16.92 23.2691 17.0794 29.1227 19.2595 34.045C22.4189 39.3696 22.8679 41.9479 25.8988 44.7547C29.0089 48.4764 28.8121 49.7651 30.4901 53.7983C26.1627 60.6214 22.1362 61.2706 15.0905 59.1545Z" koffice:nodeTypes="ccccccccccc"/>
          <draw:path draw:style-name="gr5" draw:id="shape5" draw:name="path590" draw:layer="g2307" svg:width="36.08941144787pt" svg:height="58.49400225331pt" draw:transform="matrix(0.25113443000 0.00000000000 0.00000000000 0.25113443000 28.89141521827pt 7.87585976599pt)" svg:viewBox="0 0 36 58" svg:d="M0 50.7525C2.32995 43.382 3.12478 36.1616 7.76416 27.0923C16.4923 17.5512 19.2764 16.883 21.8669 10.8047C22.7504 8.51589 22.3967 6.83408 25.8927 3.01166C31.4767 -1.86556 34.0388 0.100719 36.0894 2.49317C34.861 4.48993 33.4193 5.11523 33.4215 10.7265C33.2822 13.9029 32.3465 18.4322 29.7685 22.8722C26.8226 26.3579 22.7748 30.6642 20.8349 35.7473C19.3095 41.8182 17.7976 43.9855 17.9705 48.1613C17.5495 53.049 16.4923 53.8313 14.8254 57.9189C6.87844 59.714 3.53612 57.302 0 50.7525Z" koffice:nodeTypes="ccccccccccc"/>
          <draw:path draw:style-name="gr6" draw:id="shape6" draw:name="path589" draw:layer="g2307" svg:width="60.04642756543pt" svg:height="31.02363250227pt" draw:transform="matrix(0.25113443000 0.00000000000 0.00000000000 0.25113443000 33.54953831972pt 19.62643974518pt)" svg:viewBox="0 0 60 31" svg:d="M1.03456 15.5213C7.80348 11.9512 13.3883 7.4065 22.9636 4.26127C35.7427 3.66071 38.1655 5.14825 44.2181 2.67502C46.4326 1.67898 47.3546 0.24115 52.4736 0C59.7952 0.483138 60.2282 3.67671 60.0048 6.81149C57.7512 7.35828 56.3021 6.78548 52.3979 10.7536C50.0889 12.901 46.2781 15.4442 41.3748 16.768C36.8768 17.1583 31.0329 17.353 26.1305 19.5808C20.8321 22.7986 18.2603 23.2664 15.4752 26.3399C11.777 29.4988 10.489 29.3077 6.47162 31.0236C-0.366237 26.6983 -1.03767 22.6404 1.03456 15.5213Z" koffice:nodeTypes="ccccccccccc"/>
          <draw:path draw:style-name="gr7" draw:id="shape7" draw:name="path587" draw:layer="g2307" svg:width="58.70386775264pt" svg:height="35.62076802371pt" draw:transform="matrix(0.25113443000 0.00000000000 0.00000000000 0.25113443000 33.29492764023pt 29.10375588721pt)" svg:viewBox="0 0 59 36" svg:d="M7.70478 0C15.0999 2.27914 22.337 3.03391 31.4452 7.5992C41.0462 16.2244 41.7291 18.987 47.8309 21.5312C50.1281 22.3979 51.8112 22.0385 55.6576 25.493C60.5709 31.0171 58.6136 33.5719 56.227 35.6208C54.2206 34.41 53.5871 32.9808 47.966 33.01C44.7832 32.887 40.2412 31.9793 35.7808 29.4396C32.2744 26.5297 27.9405 22.5291 22.8389 20.6265C16.7497 19.1404 14.5711 17.6488 10.3888 17.8407C5.49027 17.4461 4.70139 16.3996 0.598435 14.7633C-1.23881 6.87685 1.16106 3.54469 7.70478 0Z" koffice:nodeTypes="ccccccccccc"/>
          <draw:path draw:style-name="gr8" draw:id="shape8" draw:name="path595" draw:layer="g2307" svg:width="35.55037434748pt" svg:height="58.73538171339pt" draw:transform="matrix(0.25113443000 0.00000000000 0.00000000000 0.25113443000 17.69789620670pt 33.54639365174pt)" svg:viewBox="0 0 36 59" svg:d="M35.5504 7.69927C33.2788 15.0981 32.53 22.3378 27.9758 31.4517C19.3662 41.0617 16.6068 41.7469 14.0695 47.8522C13.2053 50.1507 13.5657 51.8339 10.1172 55.6839C4.60222 60.6026 2.04847 58.6468 0 56.261C1.20809 54.2532 2.63544 53.6185 2.6021 47.9958C2.72271 44.812 3.62626 40.2682 6.16022 35.8046C9.06466 32.2951 13.0582 27.9572 14.9552 22.8528C16.4354 16.7609 17.924 14.5805 17.7292 10.3972C18.1199 5.49712 19.1648 4.70725 20.7965 0.601974C28.6738 -1.24161 32.0044 1.15641 35.5504 7.69927Z" koffice:nodeTypes="ccccccccccc"/>
          <draw:path draw:style-name="gr9" draw:id="shape9" draw:name="path594" draw:layer="g2307" svg:width="60.95630838493pt" svg:height="31.29023616929pt" draw:transform="matrix(0.25113443000 0.00000000000 0.00000000000 0.25113443000 6.80306578798pt 28.63588038967pt)" svg:viewBox="0 0 61 31" svg:d="M59.9224 15.5529C53.0561 19.158 47.3955 23.7384 37.6771 26.9249C24.6965 27.5652 22.2308 26.0783 16.0891 28.5797C13.8423 29.5865 12.9098 31.0331 7.71003 31.2902C0.270548 30.8263 -0.178555 27.6203 0.0392735 24.4714C2.32726 23.9158 3.80098 24.4868 7.75588 20.4902C10.0954 18.327 13.9594 15.7619 18.9369 14.4181C23.5053 14.013 29.4417 13.8005 34.4154 11.5491C39.7888 8.30202 42.4003 7.82475 45.2207 4.72992C48.9686 1.54683 50.2776 1.73505 54.354 0C61.3131 4.32399 62.007 8.39729 59.9224 15.5529Z" koffice:nodeTypes="ccccccccccc"/>
          <draw:path draw:style-name="gr10" draw:id="shape10" draw:name="path613" draw:layer="g2307" svg:width="31.69083451187pt" svg:height="60.81864174039pt" draw:transform="matrix(0.25113443000 0.00000000000 0.00000000000 0.25113443000 28.41903537359pt 33.77654551583pt)" svg:viewBox="0 0 32 61" svg:d="M15.628 1.00732C19.2858 7.85022 23.9197 13.4846 27.1685 23.1782C27.8688 36.1413 26.3832 38.6105 28.9269 44.7345C29.9499 46.9744 31.4098 47.8996 31.6908 53.0923C31.2561 60.5253 28.0316 60.9878 24.8617 60.7837C24.2926 58.5008 24.861 57.0262 20.8219 53.093C18.6347 50.7655 16.0366 46.9169 14.6628 41.9509C14.2354 37.3895 13.996 31.4609 11.7087 26.5024C8.41777 21.1491 7.92619 18.5428 4.79947 15.7388C1.57993 12.0089 1.7637 10.7007 0 6.63638C4.3215 -0.33345 8.41777 -1.04407 15.628 1.00732Z" koffice:nodeTypes="ccccccccccc"/>
          <draw:g draw:style-name="gr1" draw:id="shape11" draw:name="g1399" svg:y="11.37411833305pt">
            <draw:rect draw:style-name="gr11" draw:id="shape12" draw:name="rect845" draw:layer="g2307" svg:width="375.69684800000pt" svg:height="45.22440800000pt" draw:transform="matrix(0.25113443000 0.00000000000 0.00000000000 0.25113443000 55.24384097859pt 11.33250901791pt)"/>
            <draw:rect draw:style-name="gr11" draw:id="shape13" draw:name="rect846" draw:layer="g2307" svg:width="375.69689600000pt" svg:height="45.22440800000pt" draw:transform="matrix(0.25113443000 0.00000000000 0.00000000000 0.25113443000 55.24382289691pt 33.44346130046pt)"/>
            <draw:rect draw:style-name="gr11" draw:id="shape14" draw:name="rect847" draw:layer="g2307" svg:width="595.50434400000pt" svg:height="45.22440800000pt" draw:transform="matrix(0.25113443000 0.00000000000 0.00000000000 0.25113443000 0.04261140180pt 55.29866812396pt)"/>
            <draw:rect draw:style-name="gr11" draw:id="shape15" draw:name="rect848" draw:layer="g2307" svg:width="595.50434400000pt" svg:height="45.22440800000pt" draw:transform="matrix(0.25113443000 0.00000000000 0.00000000000 0.25113443000 0.04260996330pt 77.28172849031pt)"/>
          </draw:g>
          <draw:path draw:style-name="gr12" draw:id="shape16" draw:name="path585" draw:layer="g2307" svg:width="10.85353481964pt" svg:height="59.59866537680pt" draw:transform="matrix(0.25113443000 0.00000000000 0.00000000000 0.25113443000 27.76582668486pt 34.78621481633pt)" svg:viewBox="0 0 11 60" svg:d="M10.8535 0L0 59.5987L0 0C0 0 10.8535 0 10.8535 0Z" koffice:nodeTypes="cccc"/>
          <draw:path draw:style-name="gr13" draw:id="shape17" draw:name="path588" draw:layer="g2307" svg:width="10.85353481964pt" svg:height="59.59866537680pt" draw:transform="matrix(0.25113443000 0.00000000000 0.00000000000 0.25113443000 25.02180332185pt 34.78616860759pt)" svg:viewBox="0 0 11 60" svg:d="M0 0L10.8535 59.5987L10.8535 0C10.8535 0 -1.12928e-14 0 0 0Z" koffice:nodeTypes="cccc"/>
          <draw:path draw:style-name="gr12" draw:id="shape18" draw:name="path596" draw:layer="g2307" svg:width="42.72610744771pt" svg:height="49.89443977370pt" draw:transform="matrix(0.25113443000 0.00000000000 0.00000000000 0.25113443000 32.56278561380pt 30.85022105830pt)" svg:viewBox="0 0 43 50" svg:d="M7.77847 0L42.7261 49.8944L0 7.73216C0 7.73216 7.77847 -2.27134e-14 7.77847 0Z" koffice:nodeTypes="cccc"/>
          <draw:path draw:style-name="gr13" draw:id="shape19" draw:name="path597" draw:layer="g2307" svg:width="50.14728430387pt" svg:height="42.41465844076pt" draw:transform="matrix(0.25113443000 0.00000000000 0.00000000000 0.25113443000 30.62598264460pt 32.79403971893pt)" svg:viewBox="0 0 50 42" svg:d="M0 7.77846L50.1473 42.4147L7.72343 0C7.72343 0 2.27709e-14 7.77846 0 7.77846Z" koffice:nodeTypes="cccc"/>
          <draw:path draw:style-name="gr12" draw:id="shape20" draw:name="path598" draw:layer="g2307" svg:width="59.64036851612pt" svg:height="10.85351892655pt" draw:transform="matrix(0.25113443000 0.00000000000 0.00000000000 0.25113443000 34.53212756882pt 25.25750552001pt)" svg:viewBox="0 0 60 11" svg:d="M0 0L59.6404 10.739L0.0210008 10.8535C0.0210008 10.8535 2.3928e-05 0 2.3928e-05 0Z" koffice:nodeTypes="ccccc"/>
          <draw:path draw:style-name="gr13" draw:id="shape21" draw:name="path599" draw:layer="g2307" svg:width="59.59843814083pt" svg:height="11.08378293120pt" draw:transform="matrix(0.25113443000 0.00000000000 0.00000000000 0.25113443000 34.53736924665pt 27.97256605147pt)" svg:viewBox="0 0 60 11" svg:d="M0.0209934 11.0838L59.5984 0L0 0.115742C0 0.115742 0.0209695 11.0838 0.0209695 11.0838Z" koffice:nodeTypes="ccccc"/>
          <draw:path draw:style-name="gr12" draw:id="shape22" draw:name="path600" draw:layer="g2307" svg:width="50.18398894896pt" svg:height="42.36961603191pt" draw:transform="matrix(0.25113443000 0.00000000000 0.00000000000 0.25113443000 30.62960500762pt 12.64365435261pt)" svg:viewBox="0 0 50 42" svg:d="M0 34.5912L50.184 0L7.72216 42.3696C7.72216 42.3696 2.27792e-14 34.5912 0 34.5912Z" koffice:nodeTypes="cccc"/>
          <draw:path draw:style-name="gr13" draw:id="shape23" draw:name="path601" draw:layer="g2307" svg:width="42.77133728474pt" svg:height="49.85774852159pt" draw:transform="matrix(0.25113443000 0.00000000000 0.00000000000 0.25113443000 32.56531704886pt 12.64368026968pt)" svg:viewBox="0 0 43 50" svg:d="M7.77844 49.8577L42.7713 0L0 42.1244C0 42.1244 7.77844 49.8577 7.77844 49.8577Z" koffice:nodeTypes="cccc"/>
          <draw:path draw:style-name="gr12" draw:id="shape24" draw:name="path602" draw:layer="g2307" svg:width="10.85351098000pt" svg:height="59.64096512155pt" draw:transform="matrix(0.25113443000 0.00000000000 0.00000000000 0.25113443000 25.00854945118pt 6.22545291115pt)" svg:viewBox="0 0 11 60" svg:d="M0 59.641L10.7374 0L10.8535 59.6197C10.8535 59.6197 -2.25855e-14 59.641 0 59.641Z" koffice:nodeTypes="cccc"/>
          <draw:path draw:style-name="gr13" draw:id="shape25" draw:name="path603" draw:layer="g2307" svg:width="11.08713588036pt" svg:height="59.59843415423pt" draw:transform="matrix(0.25113443000 0.00000000000 0.00000000000 0.25113443000 27.72321620386pt 6.22548867269pt)" svg:viewBox="0 0 11 60" svg:d="M11.0871 59.5771L0 0L0.117406 59.5984C0.117406 59.5984 11.0871 59.5771 11.0871 59.5771Z" koffice:nodeTypes="cccc"/>
          <draw:path draw:style-name="gr12" draw:id="shape26" draw:name="path604" draw:layer="g2307" svg:width="42.73073909701pt" svg:height="49.89067502517pt" draw:transform="matrix(0.25113443000 0.00000000000 0.00000000000 0.25113443000 12.32958274242pt 12.63635819424pt)" svg:viewBox="0 0 43 50" svg:d="M34.9522 49.8907L0 0L42.7307 42.1583C42.7307 42.1583 34.9522 49.8907 34.9522 49.8907Z" koffice:nodeTypes="cccc"/>
          <draw:path draw:style-name="gr13" draw:id="shape27" draw:name="path605" draw:layer="g2307" svg:width="50.15096337800pt" svg:height="42.41004315006pt" draw:transform="matrix(0.25113443000 0.00000000000 0.00000000000 0.25113443000 12.32961549035pt 12.63639636668pt)" svg:viewBox="0 0 50 42" svg:d="M50.151 34.6316L0 0L42.4277 42.41C42.4277 42.41 50.151 34.6316 50.151 34.6316Z" koffice:nodeTypes="cccc"/>
          <draw:path draw:style-name="gr12" draw:id="shape28" draw:name="path606" draw:layer="g2307" svg:width="59.83232131457pt" svg:height="10.85227135316pt" draw:transform="matrix(0.25113443000 0.00000000000 0.00000000000 0.25113443000 5.97798616994pt 28.08947214225pt)" svg:viewBox="0 0 60 11" svg:d="M59.8323 10.8523L0 0.65672L59.7117 0C59.7117 0 59.8323 10.8523 59.8323 10.8523Z" koffice:nodeTypes="cccc"/>
          <draw:path draw:style-name="gr13" draw:id="shape29" draw:name="path607" draw:layer="g2307" svg:width="59.59129278727pt" svg:height="11.18825270667pt" draw:transform="matrix(0.25113443000 0.00000000000 0.00000000000 0.25113443000 5.97803880772pt 25.34561955066pt)" svg:viewBox="0 0 60 11" svg:d="M59.4709 0L0 11.1883L59.5913 10.5499C59.5913 10.5499 59.4709 0 59.4709 0Z" koffice:nodeTypes="cccc"/>
          <draw:path draw:style-name="gr12" draw:id="shape30" draw:name="path608" draw:layer="g2307" svg:width="49.50499365877pt" svg:height="42.19974238214pt" draw:transform="matrix(0.25113443000 0.00000000000 0.00000000000 0.25113443000 12.47359869446pt 32.83839206834pt)" svg:viewBox="0 0 50 42" svg:d="M49.505 7.59681L0 42.1997L41.76 0C41.76 0 49.505 7.59681 49.505 7.59681Z" koffice:nodeTypes="cccc"/>
          <draw:path draw:style-name="gr13" draw:id="shape31" draw:name="path609" draw:layer="g2307" svg:width="41.93663591690pt" svg:height="50.53440033840pt" draw:transform="matrix(0.25113443000 0.00000000000 0.00000000000 0.25113443000 12.47363445600pt 30.91251846954pt)" svg:viewBox="0 0 42 51" svg:d="M34.159 0L0 50.5344L41.9366 7.70937C41.9366 7.70937 34.159 0 34.159 0Z" koffice:nodeTypes="cccc"/>
          <draw:ellipse draw:style-name="gr14" draw:id="shape32" draw:name="path566" draw:layer="g2307" svg:width="131.55902080000pt" svg:height="130.02929760000pt" draw:transform="matrix(0.11779385099 0.00000000000 0.00000000000 0.11779385099 20.01741040330pt 20.37049984245pt)" draw:kind="full"/>
          <draw:path draw:style-name="gr15" draw:id="shape33" draw:name="path2278" draw:layer="g2307" svg:width="14.87916526800pt" svg:height="43.27600789325pt" draw:transform="matrix(0.25113443000 0.00000000000 0.00000000000 0.25113443000 20.81779287290pt 8.82035948048pt)" svg:viewBox="0 0 15 43" svg:d="M14.8792 43.276C11.2405 36.4112 8.49037 34.435 5.30655 24.735C4.76422 11.8103 2.51242 6.13423 0 0" koffice:nodeTypes="ccc"/>
          <draw:path draw:style-name="gr15" draw:id="shape34" draw:name="path2290" draw:layer="g2307" svg:width="20.59923776402pt" svg:height="40.41927107220pt" draw:transform="matrix(0.25113443000 0.00000000000 0.00000000000 0.25113443000 19.15630375753pt 36.58653325459pt)" svg:viewBox="0 0 21 40" svg:d="M20.5992 0C18.2214 7.28224 18.7222 10.5382 13.9998 19.4949C5.13192 28.9094 2.63911 34.4152 0 40.4193" koffice:nodeTypes="ccc"/>
          <draw:path draw:style-name="gr15" draw:id="shape35" draw:name="path2292" draw:layer="g2307" svg:width="43.27600949838pt" svg:height="14.87916526800pt" draw:transform="matrix(0.25113443000 0.00000000000 0.00000000000 0.25113443000 36.18662932072pt 20.91308078855pt)" svg:viewBox="0 0 43 15" svg:d="M0 14.8792C6.86484 11.2405 8.84098 8.49037 18.5409 5.30655C31.4657 4.76422 37.1417 2.51242 43.276 0" koffice:nodeTypes="ccc"/>
          <draw:path draw:style-name="gr15" draw:id="shape36" draw:name="path2294" draw:layer="g2307" svg:width="20.59924669488pt" svg:height="40.41926551200pt" draw:transform="matrix(0.25113443000 0.00000000000 0.00000000000 0.25113443000 31.41922389150pt 9.16849187181pt)" svg:viewBox="0 0 21 40" svg:d="M0 40.4193C2.37782 33.137 1.877 29.8811 6.59943 20.9244C15.4673 11.5099 17.9602 6.004 20.5992 0" koffice:nodeTypes="ccc"/>
          <draw:path draw:style-name="gr15" draw:id="shape37" draw:name="path2296" draw:layer="g2307" svg:width="43.27600628813pt" svg:height="14.87917351537pt" draw:transform="matrix(0.25113443000 0.00000000000 0.00000000000 0.25113443000 8.53721236309pt 31.55636888487pt)" svg:viewBox="0 0 43 15" svg:d="M43.276 0C36.4112 3.63857 34.435 6.38878 24.735 9.5726C11.8103 10.1149 6.13424 12.3667 0 14.8792" koffice:nodeTypes="ccc"/>
          <draw:path draw:style-name="gr15" draw:id="shape38" draw:name="path2298" draw:layer="g2307" svg:width="40.41926471768pt" svg:height="20.59923532834pt" draw:transform="matrix(0.25113443000 0.00000000000 0.00000000000 0.25113443000 9.30498837788pt 19.59824618862pt)" svg:viewBox="0 0 40 21" svg:d="M40.4193 20.5992C33.137 18.2214 29.8811 18.7222 20.9244 13.9998C11.5099 5.13192 6.004 2.63911 0 0" koffice:nodeTypes="ccc"/>
          <draw:path draw:style-name="gr15" draw:id="shape39" draw:name="path2300" draw:layer="g2307" svg:width="14.87916526800pt" svg:height="43.27600147274pt" draw:transform="matrix(0.25113443000 0.00000000000 0.00000000000 0.25113443000 31.34580222955pt 36.39719798512pt)" svg:viewBox="0 0 15 43" svg:d="M0 0C3.63857 6.86483 6.38878 8.84097 9.5726 18.5409C10.1149 31.4657 12.3667 37.1417 14.8792 43.276" koffice:nodeTypes="ccc"/>
          <draw:path draw:style-name="gr15" draw:id="shape40" draw:name="path2302" draw:layer="g2307" svg:width="40.41926312905pt" svg:height="20.59923857592pt" draw:transform="matrix(0.25113443000 0.00000000000 0.00000000000 0.25113443000 36.37596659926pt 31.51410396484pt)" svg:viewBox="0 0 40 21" svg:d="M0 0C7.28223 2.37782 10.5382 1.877 19.4948 6.59943C28.9094 15.4673 34.4152 17.9602 40.4193 20.5992" koffice:nodeTypes="ccc"/>
          <draw:g draw:style-name="gr1" draw:id="shape41" draw:name="g2467" svg:y="23.93853740328pt">
            <draw:path draw:style-name="gr16" draw:id="shape42" draw:name="path2469" draw:layer="g2307" svg:width="257.31083390688pt" svg:height="316.24137329150pt" draw:transform="matrix(0.01474251522 0.00000000000 0.00000000000 -0.01474251522 28.67461166570pt 28.55912134708pt)" svg:viewBox="0 0 257 316" svg:d="M70.3613 294.622C4.04996 271.414 -7.13508 262.61 12.8382 246.604C24.0233 237.801 23.2243 233.799 11.2404 216.192C0.854231 199.386 -1.54256 179.378 0.854231 106.551C1.65317 57.7318 6.44675 12.1144 10.4414 5.71198C15.235 -3.89169 17.6318 -1.49077 17.6318 13.715C18.4307 31.3217 19.2297 32.122 26.4201 20.1175C38.404 -1.49077 50.388 2.51076 41.5998 24.9193C36.0072 40.1251 37.6051 47.3278 49.5891 57.7318C60.7741 68.1358 63.9698 77.7394 60.7741 91.3446C55.1816 111.352 55.1816 111.352 79.9485 98.5474C111.106 82.5413 123.889 82.5413 154.249 98.5474C185.407 114.554 180.613 120.956 147.857 108.151C99.1228 89.744 28.0179 129.759 61.573 157.77C69.5624 164.173 72.7581 160.971 76.7527 145.766C83.9431 117.755 117.498 104.95 142.265 120.956C151.852 128.159 162.238 140.163 165.434 148.967C169.428 162.572 173.423 164.173 190.201 157.77C219.761 146.566 229.348 147.366 217.364 160.971C212.571 167.374 185.407 180.179 158.243 189.782C119.096 202.587 103.117 204.188 86.3399 197.785C58.3773 187.381 57.5784 187.381 57.5784 200.186C57.5784 206.589 64.7688 217.793 73.557 225.796C82.3453 233.799 87.1388 242.603 85.541 245.804C83.1442 249.005 99.1228 257.808 119.895 264.211C152.651 275.415 159.841 275.415 180.613 265.011C193.396 258.609 210.174 255.407 218.163 257.808C225.354 260.209 234.142 258.609 237.338 253.807C244.528 242.603 257.311 243.403 257.311 256.208C257.311 273.014 175.82 317.031 145.46 316.231C139.069 316.231 104.715 306.627 70.3613 294.622ZM148.656 145.766C145.46 139.363 139.868 133.761 135.873 133.761C131.08 133.761 131.879 138.563 137.471 145.766C143.064 152.168 148.656 157.77 150.254 157.77C151.852 157.77 151.053 152.168 148.656 145.766Z" koffice:nodeTypes="cccccccccccccccccccccccccccccccccccc"/>
            <draw:path draw:style-name="gr16" draw:id="shape43" draw:name="path2471" draw:layer="g2307" svg:width="258.49641393800pt" svg:height="88.60044943820pt" draw:transform="matrix(0.01474251522 0.00000000000 0.00000000000 -0.01474251522 23.08105396697pt 25.31414934475pt)" svg:viewBox="0 0 258 89" svg:d="M76.9973 83.8112C55.4183 75.031 -4.52344 31.9281 0.271891 27.9371C2.66956 25.5425 24.2486 32.7263 49.0245 44.6993C73.8004 55.8742 100.175 65.4526 107.367 65.4526C115.36 65.4526 146.529 50.2867 176.9 32.7263L231.247 0L245.633 18.3587C253.625 28.7353 259.22 40.7083 258.42 44.6993C255.224 53.4796 135.34 88.6004 108.966 88.6004C97.777 88.6004 83.391 86.2058 76.9973 83.8112Z" koffice:nodeTypes="cccccccccc"/>
            <draw:path draw:style-name="gr16" draw:id="shape44" draw:name="path2473" draw:layer="g2307" svg:width="186.24757531584pt" svg:height="95.53636862305pt" draw:transform="matrix(0.01474251522 0.00000000000 0.00000000000 -0.01474251522 23.67614225893pt 26.94172302456pt)" svg:viewBox="0 0 186 96" svg:d="M62.1812 81.0278C39.0279 73.8075 14.2779 60.9714 7.09239 53.7511C-8.07699 38.5083 1.50367 36.1015 31.8424 48.1353C47.8102 53.7511 52.6005 52.9488 52.6005 44.124C52.6005 32.8925 89.3264 0 102.101 0C106.093 0 120.464 10.4293 132.44 23.2654C145.214 36.1015 161.98 45.7285 169.964 44.9263C177.149 44.9263 185.133 49.7398 185.932 56.1579C188.327 64.9827 177.149 73.0052 150.803 82.6323C130.044 89.8526 110.883 96.2706 108.488 95.4684C106.093 94.6661 85.3344 88.2481 62.1812 81.0278ZM84.536 36.1015C90.1248 28.8812 90.9232 24.0677 86.1328 24.0677C82.1409 24.0677 76.5522 29.6834 73.3586 36.1015C70.9634 42.5195 70.1651 48.1353 71.7618 48.1353C73.3586 48.1353 78.9473 42.5195 84.536 36.1015Z" koffice:nodeTypes="cccccccccccccccc"/>
            <draw:path draw:style-name="gr16" draw:id="shape45" draw:name="path2475" draw:layer="g2307" svg:width="147.32347316238pt" svg:height="37.33430454100pt" draw:transform="matrix(0.01474251522 0.00000000000 0.00000000000 -0.01474251522 24.34448073184pt 27.22846426813pt)" svg:viewBox="0 0 147 37" svg:d="M107.491 25.6226C76.2563 11.3492 42.6194 10.5563 11.3851 23.2437C-2.22983 29.5874 -3.03071 28.7944 5.77895 17.6929C24.1992 -4.51001 61.0396 -6.09593 109.093 14.5211C133.92 24.8296 150.738 34.3451 146.734 36.724C142.73 39.1029 125.11 34.3451 107.491 25.6226Z" koffice:nodeTypes="cccccc"/>
            <draw:path draw:style-name="gr16" draw:id="shape46" draw:name="path2477" draw:layer="g2307" svg:width="285.54055086637pt" svg:height="96.04106828261pt" draw:transform="matrix(0.01474251522 0.00000000000 0.00000000000 -0.01474251522 25.72909043549pt 30.72286701738pt)" svg:viewBox="0 0 286 96" svg:d="M49.4134 83.6968C49.4134 76.4952 35.9924 58.4172 20.3103 43.6882C3.61835 28.0107 -2.62198 23.308 0.989063 19.1065C7.05529 12.0483 14.0948 23.0513 27.8307 35.0334C41.4812 46.9408 46.1419 53.2258 53.8107 54.301C61.4796 55.3762 72.8945 51.3164 81.3877 49.616C98.374 46.2153 104.44 43.3983 109.965 38.5563C115.49 33.7144 117.931 27.3652 114.667 18.1972C111.564 9.4814 105.556 6.87725 111.58 2.27938C117.516 -2.25043 121.989 7.66592 125.467 16.6945C127.639 22.3334 128.199 29.9685 131.684 32.3689C135.168 34.7694 142.068 33.7643 148.108 33.7102C154.279 33.655 159.765 34.6225 163.949 31.8219C168.133 29.0213 170.422 17.4091 173.314 11.6814C177.678 3.17354 179.088 -0.839806 183.858 0.146389C191.796 1.78752 185.19 5.46801 182.792 16.2703C180.394 27.4727 177.69 34.4619 182.359 37.9707C187.03 41.4797 198.094 42.488 221.275 43.6882C225.672 44.0883 237.486 46.9865 244.58 43.4858C251.675 39.985 257.975 32.7248 262.401 25.4638C270.623 11.9755 281.245 7.54149 284.995 11.5019C288.587 15.2954 273.538 35.4891 266.293 49.0158C259.355 61.9713 256.749 90.8063 247.336 89.4829C238.706 88.2697 241.548 82.9927 241.089 75.7445C242.329 62.2886 236.463 65.2928 207.686 61.292C132.546 49.2894 73.3941 58.0913 67.7986 81.2963C63.0025 99.7002 49.4134 101.301 49.4134 83.6968Z" koffice:nodeTypes="ccccccccccccccccccccccccccc"/>
            <draw:path draw:style-name="gr16" draw:id="shape47" draw:name="path2479" draw:layer="g2307" svg:width="279.49140318420pt" svg:height="59.64273552795pt" draw:transform="matrix(0.01474251522 0.00000000000 0.00000000000 -0.01474251522 25.83284672014pt 32.00398044447pt)" svg:viewBox="0 0 279 60" svg:d="M160.156 54.8746C152.149 50.0486 132.131 48.4399 114.516 51.6573C92.8969 55.679 76.0821 52.4616 56.8652 42.8095C42.4526 34.766 20.0328 25.9182 6.42087 22.7008C-7.99181 18.6791 2.41735 17.8748 32.0434 21.0921C69.6765 24.3095 85.6906 22.7008 99.3026 12.2443C124.925 -5.45131 151.348 -3.84262 183.376 16.2661C207.397 30.7443 214.604 31.5486 238.625 23.5052C253.838 18.6791 271.454 16.2661 277.059 17.8748C281.863 20.2878 279.461 22.7008 270.653 22.7008C261.845 23.5052 243.429 29.9399 229.817 38.7877C195.387 59.7007 176.971 64.5268 160.156 54.8746Z" koffice:nodeTypes="cccccccccccc"/>
            <draw:path draw:style-name="gr16" draw:id="shape48" draw:name="path2481" draw:layer="g2307" svg:width="176.00000000000pt" svg:height="46.07426645981pt" draw:transform="matrix(0.01474251522 0.00000000000 0.00000000000 -0.01474251522 26.45815371561pt 32.72078898911pt)" svg:viewBox="0 0 176 46" svg:d="M0 43.2349C0 35.2284 73.6 0 89.6 0C103.2 0 175.2 34.4278 176 41.6336C176 44.0355 162.4 43.2349 146.4 38.431C116 30.4245 39.2 32.8265 14.4 44.0355C6.4 47.2381 0 46.4374 0 43.2349Z" koffice:nodeTypes="cccccc"/>
            <draw:path draw:style-name="gr16" draw:id="shape49" draw:name="path2483" draw:layer="g2307" svg:width="317.83657939796pt" svg:height="43.84930079432pt" draw:transform="matrix(0.01474251522 0.00000000000 0.00000000000 -0.01474251522 25.43475737892pt 34.27117928516pt)" svg:viewBox="0 0 318 44" svg:d="M81.5254 37.1009C59.8969 30.7119 31.0589 25.9201 18.242 25.1215C-0.182211 25.1215 -3.38643 22.7256 3.02201 16.3365C10.2315 9.14886 24.6505 9.14886 60.6979 17.1352C87.1328 22.7256 116.772 24.3228 127.185 21.1283C130.59 20.13 136.122 19.1692 143.198 18.266C146.734 17.8144 175.505 0.428047 179.741 0.00787002C183.976 -0.412307 163.678 16.1337 168.465 15.7501C178.04 14.9826 221.66 12.6179 232.724 12.2436C276.983 10.7461 317.837 11.1455 317.837 14.7393C317.837 17.9338 298.611 21.9269 275.381 23.5242C252.951 24.3228 223.312 28.316 209.694 32.3091C164.034 45.8858 121.578 47.4831 81.5254 37.1009Z" koffice:nodeTypes="ccccccccccccc"/>
          </draw:g>
          <draw:path draw:style-name="gr17" draw:id="shape50" draw:name="path2238" draw:layer="g2307" svg:width="0.00000000000pt" svg:height="0.00000000000pt" draw:transform="matrix(0.25113443000 0.00000000000 0.00000000000 0.25113443000 -3.91988551489pt 16.85421157479pt)" svg:viewBox="0 0 0 0" svg:d="M0 0" koffice:nodeTypes="c"/>
          <draw:path draw:style-name="gr17" draw:id="shape51" draw:name="path2240" draw:layer="g2307" svg:width="32.24303894451pt" svg:height="17.77204497048pt" draw:transform="matrix(0.16142619799 -0.19238027443 0.19238027443 0.16142619799 28.91975781229pt 30.99849376688pt)" svg:viewBox="0 0 32 18" svg:d="M32.243 0C26.9176 13.0203 13.3183 20.2007 0 17.0242" koffice:nodeTypes="cc"/>
          <draw:path draw:style-name="gr17" draw:id="shape52" draw:name="path2242" draw:layer="g2307" svg:width="8.67895528004pt" svg:height="0.49784711687pt" draw:transform="matrix(-0.12556721500 0.21748894588 -0.21748894588 -0.12556721500 22.40335609263pt 23.20480544704pt)" svg:viewBox="0 0 9 0" svg:d="M8.67896 0.408685C5.77421 0.609113 2.84349 0.471107 0 0" koffice:nodeTypes="cc"/>
          <draw:path draw:style-name="gr17" draw:id="shape53" draw:name="path2244" draw:layer="g2307" svg:width="5.93906000000pt" svg:height="0.19819597486pt" draw:transform="matrix(-0.19789694445 0.15461367431 -0.15461367431 -0.19789694445 24.02779500176pt 21.92039993874pt)" svg:viewBox="0 0 6 0" svg:d="M5.93906 0.07184C3.96256 0.26164 1.97134 0.237553 0 0" koffice:nodeTypes="cc"/>
          <draw:path draw:style-name="gr17" draw:id="shape54" draw:name="path2246" draw:layer="g2307" svg:width="4.24321000000pt" svg:height="0.12634941673pt" draw:transform="matrix(-0.23445483456 0.08999804114 -0.08999804114 -0.23445483456 25.50130010351pt 21.25732163315pt)" svg:viewBox="0 0 4 0" svg:d="M4.24321 0C2.83294 0.135421 1.41435 0.162033 0 0.0796" koffice:nodeTypes="cc"/>
          <draw:path draw:style-name="gr17" draw:id="shape55" draw:name="path2248" draw:layer="g2307" svg:width="2.70379000000pt" svg:height="0.12636683686pt" draw:transform="matrix(-0.24731994914 0.04360874037 -0.04360874037 -0.24731994914 26.58710217326pt 20.98306423312pt)" svg:viewBox="0 0 3 0" svg:d="M2.70379 0C1.80514 0.0862996 0.902787 0.128446 0 0.126288" koffice:nodeTypes="cc"/>
          <draw:path draw:style-name="gr17" draw:id="shape56" draw:name="path2250" draw:layer="g2307" svg:width="4.24321000000pt" svg:height="0.12634941673pt" draw:transform="matrix(-0.13677685142 -0.21061966581 0.21061966581 -0.13677685142 33.95340818804pt 24.38037636313pt)" svg:viewBox="0 0 4 0" svg:d="M4.24321 0C2.83294 0.135421 1.41435 0.162033 0 0.0796" koffice:nodeTypes="cc"/>
          <draw:path draw:style-name="gr17" draw:id="shape57" draw:name="path2252" draw:layer="g2307" svg:width="3.20015000000pt" svg:height="0.04673804875pt" draw:transform="matrix(-0.18366766765 -0.17127418353 0.17127418353 -0.18366766765 33.04376788710pt 23.09987989859pt)" svg:viewBox="0 0 3 0" svg:d="M3.20015 0.000616C2.13432 0.0623169 1.06581 0.0621112 0 0" koffice:nodeTypes="cc"/>
          <draw:path draw:style-name="gr17" draw:id="shape58" draw:name="path2254" draw:layer="g2307" svg:width="2.00713000000pt" svg:height="0.04675942497pt" draw:transform="matrix(-0.21297430223 -0.13308165941 0.13308165941 -0.21297430223 32.11478478754pt 22.26251085578pt)" svg:viewBox="0 0 2 0" svg:d="M2.00713 0.04384C1.33778 0.0535774 0.668292 0.0389544 0 0" koffice:nodeTypes="cc"/>
          <draw:g draw:style-name="gr1" draw:id="shape59" draw:name="g2260" svg:y="10.45187547168pt">
            <draw:path draw:style-name="gr17" draw:id="shape60" draw:name="path2256" draw:layer="g2307" svg:width="11.15968995259pt" svg:height="2.20941496118pt" draw:transform="matrix(0.16142644913 0.19237977216 -0.19237977216 0.16142644913 23.12496859014pt 15.51561598266pt)" svg:viewBox="0 0 11 2" svg:d="M11.1597 2.02158C7.38887 2.57974 3.58415 1.89052 0 0" koffice:nodeTypes="cc"/>
            <draw:path draw:style-name="gr17" draw:id="shape61" draw:name="path2258" draw:layer="g2307" svg:width="6.84600000000pt" svg:height="0.34154340527pt" draw:transform="matrix(-0.05221361048 -0.24564714270 0.24564714270 -0.05221361048 22.20511945228pt 12.20435298511pt)" svg:viewBox="0 0 7 0" svg:d="M6.846 0C4.58226 0.359512 2.28255 0.435576 0 0.226432" koffice:nodeTypes="cc"/>
          </draw:g>
          <draw:g draw:style-name="gr1" draw:id="shape62" draw:name="g2264" svg:y="20.04211176787pt">
            <draw:path draw:style-name="gr17" draw:id="shape63" draw:name="path2266" draw:layer="g2307" svg:width="11.15968995259pt" svg:height="2.20941496118pt" draw:transform="matrix(0.25017885571 0.02188731139 -0.02188731139 0.25017885571 15.83714236316pt 22.75894887788pt)" svg:viewBox="0 0 11 2" svg:d="M11.1597 2.02158C7.38887 2.57974 3.58415 1.89052 0 0" koffice:nodeTypes="cc"/>
            <draw:path draw:style-name="gr17" draw:id="shape64" draw:name="path2268" draw:layer="g2307" svg:width="6.84600000000pt" svg:height="0.34154340527pt" draw:transform="matrix(-0.21061942360 -0.13677820467 0.13677820467 -0.21061942360 12.84529335442pt 21.06796339780pt)" svg:viewBox="0 0 7 0" svg:d="M6.846 0C4.58226 0.359512 2.28255 0.435576 0 0.226432" koffice:nodeTypes="cc"/>
          </draw:g>
          <draw:g draw:style-name="gr1" draw:id="shape65" draw:name="g2270" svg:y="31.39851129154pt">
            <draw:path draw:style-name="gr17" draw:id="shape66" draw:name="path2272" draw:layer="g2307" svg:width="11.15968995259pt" svg:height="2.20941496118pt" draw:transform="matrix(0.19237977216 -0.16142644913 0.16142644913 0.19237977216 15.57442210802pt 32.78113975485pt)" svg:viewBox="0 0 11 2" svg:d="M11.1597 2.02158C7.38887 2.57974 3.58415 1.89052 0 0" koffice:nodeTypes="cc"/>
            <draw:path draw:style-name="gr17" draw:id="shape67" draw:name="path2274" draw:layer="g2307" svg:width="6.84600000000pt" svg:height="0.34154340527pt" draw:transform="matrix(-0.24564714270 0.05221361048 -0.05221361048 -0.24564714270 12.26315911047pt 33.70098889271pt)" svg:viewBox="0 0 7 0" svg:d="M6.846 0C4.58226 0.359512 2.28255 0.435576 0 0.226432" koffice:nodeTypes="cc"/>
          </draw:g>
          <draw:g draw:style-name="gr1" draw:id="shape68" draw:name="g2276" svg:y="37.89043661118pt">
            <draw:path draw:style-name="gr17" draw:id="shape69" draw:name="path2279" draw:layer="g2307" svg:width="11.15968995259pt" svg:height="2.20941496118pt" draw:transform="matrix(0.02188731139 -0.25017885571 0.25017885571 0.02188731139 22.14347315838pt 40.68263606591pt)" svg:viewBox="0 0 11 2" svg:d="M11.1597 2.02158C7.38887 2.57974 3.58415 1.89052 0 0" koffice:nodeTypes="cc"/>
            <draw:path draw:style-name="gr17" draw:id="shape70" draw:name="path2281" draw:layer="g2307" svg:width="6.84600000000pt" svg:height="0.34154340527pt" draw:transform="matrix(-0.13677820467 0.21061942360 -0.21061942360 -0.13677820467 20.45248767830pt 43.67448507464pt)" svg:viewBox="0 0 7 0" svg:d="M6.846 0C4.58226 0.359512 2.28255 0.435576 0 0.226432" koffice:nodeTypes="cc"/>
          </draw:g>
          <draw:g draw:style-name="gr1" draw:id="shape71" draw:name="g2283" svg:y="38.14880828247pt">
            <draw:path draw:style-name="gr17" draw:id="shape72" draw:name="path2285" draw:layer="g2307" svg:width="11.15968995259pt" svg:height="2.20941496118pt" draw:transform="matrix(-0.16142644913 -0.19237977216 0.19237977216 -0.16142644913 32.74411703603pt 40.71392887587pt)" svg:viewBox="0 0 11 2" svg:d="M11.1597 2.02158C7.38887 2.57974 3.58415 1.89052 0 0" koffice:nodeTypes="cc"/>
            <draw:path draw:style-name="gr17" draw:id="shape73" draw:name="path2287" draw:layer="g2307" svg:width="6.84600000000pt" svg:height="0.34154340527pt" draw:transform="matrix(0.05221361048 0.24564714270 -0.24564714270 0.05221361048 33.66396617389pt 44.02519187342pt)" svg:viewBox="0 0 7 0" svg:d="M6.846 0C4.58226 0.359512 2.28255 0.435576 0 0.226432" koffice:nodeTypes="cc"/>
          </draw:g>
          <draw:g draw:style-name="gr1" draw:id="shape74" draw:name="g2289" svg:y="32.86328365573pt">
            <draw:path draw:style-name="gr17" draw:id="shape75" draw:name="path2291" draw:layer="g2307" svg:width="11.15968995259pt" svg:height="2.20941496118pt" draw:transform="matrix(-0.25017885571 -0.02188731139 0.02188731139 -0.25017885571 40.64559325634pt 33.68217171524pt)" svg:viewBox="0 0 11 2" svg:d="M11.1597 2.02158C7.38887 2.57974 3.58415 1.89052 0 0" koffice:nodeTypes="cc"/>
            <draw:path draw:style-name="gr17" draw:id="shape76" draw:name="path2293" draw:layer="g2307" svg:width="6.84600000000pt" svg:height="0.34154340527pt" draw:transform="matrix(0.21061942360 0.13677820467 -0.13677820467 0.21061942360 43.63744226507pt 35.37315719532pt)" svg:viewBox="0 0 7 0" svg:d="M6.846 0C4.58226 0.359512 2.28255 0.435576 0 0.226432" koffice:nodeTypes="cc"/>
          </draw:g>
          <draw:g draw:style-name="gr1" draw:id="shape77" draw:name="g2295" svg:y="21.77283253658pt">
            <draw:path draw:style-name="gr17" draw:id="shape78" draw:name="path2297" draw:layer="g2307" svg:width="11.15968995259pt" svg:height="2.20941496118pt" draw:transform="matrix(-0.19237977216 0.16142644913 -0.16142644913 -0.19237977216 40.79260881164pt 23.08151156408pt)" svg:viewBox="0 0 11 2" svg:d="M11.1597 2.02158C7.38887 2.57974 3.58415 1.89052 0 0" koffice:nodeTypes="cc"/>
            <draw:path draw:style-name="gr17" draw:id="shape79" draw:name="path2299" draw:layer="g2307" svg:width="6.84600000000pt" svg:height="0.34154340527pt" draw:transform="matrix(0.24564714270 -0.05221361048 0.05221361048 0.24564714270 44.10387180919pt 22.16166242621pt)" svg:viewBox="0 0 7 0" svg:d="M6.846 0C4.58226 0.359512 2.28255 0.435576 0 0.226432" koffice:nodeTypes="cc"/>
          </draw:g>
          <draw:g draw:style-name="gr1" draw:id="shape80" draw:name="g2301" svg:y="11.45417165955pt">
            <draw:path draw:style-name="gr17" draw:id="shape81" draw:name="path2303" draw:layer="g2307" svg:width="11.15968995259pt" svg:height="2.20941496118pt" draw:transform="matrix(-0.02188731139 0.25017885571 -0.25017885571 -0.02188731139 33.12453727765pt 15.87417311827pt)" svg:viewBox="0 0 11 2" svg:d="M11.1597 2.02158C7.38887 2.57974 3.58415 1.89052 0 0" koffice:nodeTypes="cc"/>
            <draw:path draw:style-name="gr17" draw:id="shape82" draw:name="path2305" draw:layer="g2307" svg:width="6.84600000000pt" svg:height="0.34154340527pt" draw:transform="matrix(0.13677820467 -0.21061942360 0.21061942360 0.13677820467 34.81552275774pt 12.88232410954pt)" svg:viewBox="0 0 7 0" svg:d="M6.846 0C4.58226 0.359512 2.28255 0.435576 0 0.226432" koffice:nodeTypes="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vg:linearGradient draw:name="gradient1" svg:gradientTransform="matrix(-0.241895 0.240115 -0.454741 -0.458112 207.057pt 139.007pt)" svg:spreadMethod="pad" svg:x1="169.58%" svg:x2="169.58%" svg:y1="807.793%" svg:y2="1029.07%">
      <svg:stop svg:offset="0" svg:stop-color="#faff00"/>
      <svg:stop svg:offset="1" svg:stop-color="#f5c402"/>
    </svg:linearGradient>
    <svg:linearGradient draw:name="gradient2" svg:gradientTransform="matrix(-0.340807 -0.0044094 0.00835074 -0.645435 50.9886pt 243.437pt)" svg:spreadMethod="pad" svg:x1="322.114%" svg:x2="322.114%" svg:y1="475.842%" svg:y2="606.189%">
      <svg:stop svg:offset="0" svg:stop-color="#faff00"/>
      <svg:stop svg:offset="1" svg:stop-color="#f5c402"/>
    </svg:linearGradient>
    <svg:linearGradient draw:name="gradient3" svg:gradientTransform="matrix(-0.238398 -0.243588 0.461317 -0.451489 -104.406pt 206.098pt)" svg:spreadMethod="pad" svg:x1="274.744%" svg:x2="274.744%" svg:y1="495.16%" svg:y2="630.799%">
      <svg:stop svg:offset="0" svg:stop-color="#faff00"/>
      <svg:stop svg:offset="1" svg:stop-color="#f5c402"/>
    </svg:linearGradient>
    <svg:linearGradient draw:name="gradient4" svg:gradientTransform="matrix(0.00244419 -0.340826 0.645472 0.00462893 -182.651pt 52.3476pt)" svg:spreadMethod="pad" svg:x1="163.629%" svg:x2="163.629%" svg:y1="930.01%" svg:y2="1184.77%">
      <svg:stop svg:offset="0" svg:stop-color="#faff00"/>
      <svg:stop svg:offset="1" svg:stop-color="#f5c402"/>
    </svg:linearGradient>
    <svg:linearGradient draw:name="gradient5" svg:gradientTransform="matrix(0.242422 -0.239583 0.453733 0.45911 -148.409pt -103.647pt)" svg:spreadMethod="pad" svg:x1="169.716%" svg:x2="169.716%" svg:y1="805.402%" svg:y2="1026.03%">
      <svg:stop svg:offset="0" svg:stop-color="#faff00"/>
      <svg:stop svg:offset="1" svg:stop-color="#f5c402"/>
    </svg:linearGradient>
    <svg:linearGradient draw:name="gradient6" svg:gradientTransform="matrix(0.239761 0.242246 -0.458777 0.45407 139.306pt -148.493pt)" svg:spreadMethod="pad" svg:x1="276.819%" svg:x2="276.819%" svg:y1="494.141%" svg:y2="629.501%">
      <svg:stop svg:offset="0" svg:stop-color="#faff00"/>
      <svg:stop svg:offset="1" svg:stop-color="#f5c402"/>
    </svg:linearGradient>
    <svg:linearGradient draw:name="gradient7" svg:gradientTransform="matrix(-0.00146624 0.340832 -0.645483 -0.00277683 243.037pt -21.8785pt)" svg:spreadMethod="pad" svg:x1="163.751%" svg:x2="163.751%" svg:y1="926.041%" svg:y2="1179.71%">
      <svg:stop svg:offset="0" svg:stop-color="#faff00"/>
      <svg:stop svg:offset="1" svg:stop-color="#f5c402"/>
    </svg:linearGradient>
    <svg:linearGradient draw:name="gradient8" svg:gradientTransform="matrix(0.340835 0 0 0.645489 -22.6918pt -182.424pt)" svg:spreadMethod="pad" svg:x1="315.952%" svg:x2="315.952%" svg:y1="477.442%" svg:y2="608.228%">
      <svg:stop svg:offset="0" svg:stop-color="#faff00"/>
      <svg:stop svg:offset="1" svg:stop-color="#f5c402"/>
    </svg:linearGradient>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0:25</dc:date>
    <meta:creation-date>2011-05-22T06:11:04</meta:creation-date>
    <dc:creator>Yue Liu</dc:creator>
  </office:meta>
</office:document-meta>
</file>